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fo:line-height="145%" fo:orphans="2" fo:widows="2" fo:text-indent="0in" style:auto-text-indent="false" fo:background-color="#f7f7f7" fo:padding="0in" fo:border="none">
        <style:background-image/>
      </style:paragraph-properties>
    </style:style>
    <style:style style:name="P4" style:family="paragraph" style:parent-style-name="Preformatted_20_Text">
      <style:paragraph-properties fo:margin-left="0in" fo:margin-right="0in" fo:margin-top="0in" fo:margin-bottom="0in" fo:line-height="145%" fo:orphans="2" fo:widows="2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5" style:family="paragraph" style:parent-style-name="Heading_20_3">
      <style:paragraph-properties fo:margin-left="0in" fo:margin-right="0in" fo:margin-top="0.25in" fo:margin-bottom="0.1665in" fo:line-height="125%" fo:orphans="2" fo:widows="2" fo:text-indent="0in" style:auto-text-indent="false"/>
      <style:text-properties fo:font-variant="normal" fo:text-transform="none" fo:color="#333333" style:font-name="apple-system" fo:letter-spacing="normal" fo:font-style="normal" fo:font-weight="bold"/>
    </style:style>
    <style:style style:name="P6" style:family="paragraph" style:parent-style-name="Preformatted_20_Text">
      <style:paragraph-properties fo:margin-top="0in" fo:margin-bottom="0in" fo:line-height="145%" fo:orphans="2" fo:widows="2" fo:background-color="#f7f7f7" fo:padding="0in" fo:border="none">
        <style:background-image/>
      </style:paragraph-properties>
    </style:style>
    <style:style style:name="P7" style:family="paragraph" style:parent-style-name="Preformatted_20_Text">
      <style:paragraph-properties fo:margin-top="0in" fo:margin-bottom="0in" fo:line-height="145%" fo:orphans="2" fo:widows="2" fo:background-color="#f7f7f7" fo:padding="0in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fo:line-height="145%" fo:orphans="2" fo:widows="2" fo:background-color="#f7f7f7" fo:padding="0in" fo:border="none">
        <style:background-image/>
      </style:paragraph-properties>
      <style:text-properties fo:font-variant="normal" fo:text-transform="none" fo:color="#333333" fo:letter-spacing="normal"/>
    </style:style>
    <style:style style:name="P9" style:family="paragraph" style:parent-style-name="Heading_20_1">
      <style:text-properties fo:font-variant="normal" fo:text-transform="none" fo:color="#333333" style:font-name="apple-system" fo:letter-spacing="normal" fo:font-style="normal" fo:font-weight="bold"/>
    </style:style>
    <style:style style:name="P10" style:family="paragraph" style:parent-style-name="Heading_20_3">
      <style:paragraph-properties fo:margin-left="0in" fo:margin-right="0in" fo:margin-top="0.25in" fo:margin-bottom="0.1665in" fo:line-height="125%" fo:orphans="2" fo:widows="2" fo:text-indent="0in" style:auto-text-indent="false"/>
      <style:text-properties fo:font-variant="normal" fo:text-transform="none" fo:color="#333333" style:font-name="apple-system" fo:letter-spacing="normal" fo:font-style="normal" fo:font-weight="bold"/>
    </style:style>
    <style:style style:name="P11" style:family="paragraph" style:parent-style-name="Text_20_body" style:list-style-name="L1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4" style:family="paragraph" style:parent-style-name="Text_20_body" style:list-style-name="L6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5" style:family="paragraph" style:parent-style-name="Text_20_body" style:list-style-name="L7">
      <style:paragraph-properties fo:margin-top="0.1665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16" style:family="paragraph" style:parent-style-name="Text_20_body" style:list-style-name="L7">
      <style:paragraph-properties fo:margin-top="0.1665in" fo:margin-bottom="0.1665in" fo:orphans="2" fo:widows="2"/>
    </style:style>
    <style:style style:name="P17" style:family="paragraph" style:parent-style-name="Text_20_body" style:list-style-name="L1">
      <style:paragraph-properties fo:margin-top="0in" fo:margin-bottom="0in" fo:orphans="2" fo:widows="2"/>
    </style:style>
    <style:style style:name="P18" style:family="paragraph" style:parent-style-name="Text_20_body" style:list-style-name="L4">
      <style:paragraph-properties fo:margin-top="0in" fo:margin-bottom="0in" fo:orphans="2" fo:widows="2"/>
    </style:style>
    <style:style style:name="P19" style:family="paragraph" style:parent-style-name="Text_20_body" style:list-style-name="L5">
      <style:paragraph-properties fo:margin-top="0in" fo:margin-bottom="0in" fo:orphans="2" fo:widows="2"/>
    </style:style>
    <style:style style:name="P20" style:family="paragraph" style:parent-style-name="Text_20_body" style:list-style-name="L4">
      <style:paragraph-properties fo:margin-top="0in" fo:margin-bottom="0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21" style:family="paragraph" style:parent-style-name="Text_20_body" style:list-style-name="L5">
      <style:paragraph-properties fo:margin-top="0in" fo:margin-bottom="0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22" style:family="paragraph" style:parent-style-name="Text_20_body" style:list-style-name="L7">
      <style:paragraph-properties fo:margin-top="0in" fo:margin-bottom="0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23" style:family="paragraph" style:parent-style-name="Text_20_body" style:list-style-name="L2">
      <style:paragraph-properties fo:margin-top="0in" fo:margin-bottom="0.1665in" fo:orphans="2" fo:widows="2"/>
      <style:text-properties fo:font-variant="normal" fo:text-transform="none" fo:color="#333333" style:font-name="apple-system" fo:font-size="12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5" style:family="paragraph" style:parent-style-name="Text_20_body" style:list-style-name="L3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6" style:family="paragraph" style:parent-style-name="Text_20_body" style:list-style-name="L4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7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8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9" style:family="paragraph" style:parent-style-name="Text_20_body" style:list-style-name="L7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0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.1665in" fo:orphans="2" fo:widows="2" fo:text-indent="0in" style:auto-text-indent="false"/>
    </style:style>
    <style:style style:name="P32" style:family="paragraph" style:parent-style-name="Heading_20_4">
      <style:paragraph-properties fo:margin-left="0in" fo:margin-right="0in" fo:margin-top="0.25in" fo:margin-bottom="0.1665in" fo:line-height="125%" fo:orphans="2" fo:widows="2" fo:text-indent="0in" style:auto-text-indent="false"/>
      <style:text-properties fo:font-variant="normal" fo:text-transform="none" fo:color="#333333" style:font-name="apple-system" fo:font-size="12pt" fo:letter-spacing="normal" fo:font-style="normal" fo:font-weight="bold"/>
    </style:style>
    <style:style style:name="T1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4078c0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6" style:family="text">
      <style:text-properties style:font-name="Consolas" fo:font-size="9.75pt" fo:font-style="normal" fo:font-weight="normal"/>
    </style:style>
    <style:style style:name="T7" style:family="text">
      <style:text-properties fo:color="#795da3"/>
    </style:style>
    <style:style style:name="T8" style:family="text">
      <style:text-properties fo:color="#0086b3"/>
    </style:style>
    <style:style style:name="T9" style:family="text">
      <style:text-properties fo:color="#183691"/>
    </style:style>
    <style:style style:name="T10" style:family="text">
      <style:text-properties fo:color="#183691" style:font-name="Consolas" fo:font-size="9.75pt" fo:font-style="normal" fo:font-weight="normal"/>
    </style:style>
    <style:style style:name="T11" style:family="text">
      <style:text-properties fo:color="#a71d5d"/>
    </style:style>
    <style:style style:name="T12" style:family="text">
      <style:text-properties fo:color="#a71d5d" style:font-name="Consolas" fo:font-size="9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</text:p>
      <text:h text:style-name="P9" text:outline-level="1">Week of 12 HW: Node.js &amp; MySQL</text:h>
      <text:h text:style-name="P5" text:outline-level="3"><text:bookmark text:name="user-content-overview"/>Overview</text:h>
      <text:p text:style-name="P2">In this activity, you'll be creating an Amazon-like storefront with the MySQL skills you learned this week. The app will take in orders from customers and deplete stock from the store's inventory. As a bonus task, you can program your app to track product sales across your store's departments and then provide a summary of the highest-grossing departments in the store.</text:p>
      <text:p text:style-name="P2">Make sure you save and require the MySQL and Prompt npm packages in your homework files--your app will need them for data input and storage.</text:p>
      <text:h text:style-name="P5" text:outline-level="3"><text:bookmark text:name="user-content-submission-guide"/>Submission Guide</text:h>
      <text:p text:style-name="P24"><text:span text:style-name="T1">Make sure you use the normal GitHub and Heroku process. This time, though, you need to include screenshots and/or a video showing us that you got the app working with no bugs. You can include these screenshots or a link to a video in a </text:span><text:span text:style-name="Source_20_Text"><text:span text:style-name="T3">README.md</text:span></text:span><text:span text:style-name="T1">file.</text:span></text:p>
      <text:p text:style-name="P1"><text:span text:style-name="T1">If you haven't written a markdown file yet, </text:span><text:a xlink:type="simple" xlink:href="https://guides.github.com/features/mastering-markdown/" text:style-name="Internet_20_link" text:visited-style-name="Visited_20_Internet_20_Link"><text:span text:style-name="T5">click here for a rundown</text:span></text:a><text:span text:style-name="T1">, or just take a look at the raw file of these instructions.</text:span></text:p>
      <text:h text:style-name="P32" text:outline-level="4"><text:bookmark text:name="user-content-instructions"/>Instructions:</text:h>
      <text:h text:style-name="P5" text:outline-level="3"><text:bookmark text:name="user-content-challenge-1-customer-view-minimum-requirement"/>Challenge #1: Customer View (Minimum Requirement)</text:h>
      <text:list xml:id="list6630223870345668623" text:style-name="L7">
        <text:list-item>
          <text:p text:style-name="P29"><text:span text:style-name="T1">Create a MySQL Database called </text:span><text:span text:style-name="Source_20_Text"><text:span text:style-name="T3">Bamazon</text:span></text:span><text:span text:style-name="T1">.</text:span></text:p>
        </text:list-item>
        <text:list-item>
          <text:p text:style-name="P29"><text:span text:style-name="T1">Then create a Table inside of that database called </text:span><text:span text:style-name="Source_20_Text"><text:span text:style-name="T3">products</text:span></text:span><text:span text:style-name="T1">.</text:span></text:p>
        </text:list-item>
        <text:list-item>
          <text:p text:style-name="P15">The products table should have each of the following columns:</text:p>
          <text:list>
            <text:list-item>
              <text:p text:style-name="P15">item_id (unique id for each product)</text:p>
            </text:list-item>
            <text:list-item>
              <text:p text:style-name="P15">product_name (Name of product)</text:p>
            </text:list-item>
            <text:list-item>
              <text:p text:style-name="P15">department_name</text:p>
            </text:list-item>
            <text:list-item>
              <text:p text:style-name="P15">price (cost to customer)</text:p>
            </text:list-item>
            <text:list-item>
              <text:p text:style-name="P15"><text:soft-page-break/>stock_quantity (how much of the product is available in stores)</text:p>
            </text:list-item>
          </text:list>
        </text:list-item>
        <text:list-item>
          <text:p text:style-name="P15">Populate this database with around 10 different products. (i.e. Insert "mock" data rows into this database and table).</text:p>
        </text:list-item>
        <text:list-item>
          <text:p text:style-name="P29"><text:span text:style-name="T1">Then create a Node application called </text:span><text:span text:style-name="Source_20_Text"><text:span text:style-name="T3">bamazonCustomer.js</text:span></text:span><text:span text:style-name="T1">. Running this application will first display all of the items available for sale. Include the ids, names, and prices of products for sale.</text:span></text:p>
        </text:list-item>
        <text:list-item>
          <text:p text:style-name="P15">The app should then prompt users with two messages.</text:p>
          <text:list>
            <text:list-item>
              <text:p text:style-name="P22">The first should ask them the ID of the product they would like to buy.</text:p>
            </text:list-item>
            <text:list-item>
              <text:p text:style-name="P22">The second message should ask how many units of the product they would like to buy.</text:p>
            </text:list-item>
          </text:list>
        </text:list-item>
        <text:list-item>
          <text:p text:style-name="P15">Once the customer has placed the order, your application should check if your store has enough of the product to meet the customer's request.</text:p>
          <text:list>
            <text:list-item>
              <text:p text:style-name="P29"><text:span text:style-name="T1">If not, the app should log a phrase like </text:span><text:span text:style-name="Source_20_Text"><text:span text:style-name="T3">Insufficient quantity!</text:span></text:span><text:span text:style-name="T1">, and then prevent the order from going through.</text:span></text:p>
            </text:list-item>
          </text:list>
        </text:list-item>
        <text:list-item>
          <text:p text:style-name="P16"><text:span text:style-name="T1">However, if your store </text:span><text:span text:style-name="Emphasis"><text:span text:style-name="T1">does</text:span></text:span><text:span text:style-name="T1"> have enough of the product, you should fulfill the customer's order.</text:span></text:p>
          <text:list>
            <text:list-item>
              <text:p text:style-name="P22">This means updating the SQL database to reflect the remaining quantity.</text:p>
            </text:list-item>
            <text:list-item>
              <text:p text:style-name="P22">Once the update goes through, show the customer the total cost of their purchase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2S</meta:editing-duration>
    <meta:editing-cycles>6</meta:editing-cycles>
    <meta:generator>OpenOffice/4.1.2$Win32 OpenOffice.org_project/412m3$Build-9782</meta:generator>
    <dc:date>2017-02-03T21:10:34.42</dc:date>
    <dc:creator>First Last</dc:creator>
    <meta:document-statistic meta:table-count="0" meta:image-count="0" meta:object-count="0" meta:page-count="2" meta:paragraph-count="28" meta:word-count="417" meta:character-count="2388"/>
    <meta:user-defined meta:name="Info 1"/>
    <meta:user-defined meta:name="Info 2"/>
    <meta:user-defined meta:name="Info 3"/>
    <meta:user-defined meta:name="Info 4"/>
  </office:meta>
</office:document-meta>
</file>